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21092">
            <text:p>21092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0302">
            <text:p>20302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9621">
            <text:p>19621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8926">
            <text:p>18926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8640">
            <text:p>18640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8177">
            <text:p>18177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17567">
            <text:p>17567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16755">
            <text:p>16755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16004">
            <text:p>16004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15322">
            <text:p>15322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14777">
            <text:p>14777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4385">
            <text:p>14385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3822">
            <text:p>13822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2540">
            <text:p>12540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1927">
            <text:p>11927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1445">
            <text:p>11445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0948">
            <text:p>10948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0483">
            <text:p>1048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0151">
            <text:p>10151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9685">
            <text:p>9685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9141">
            <text:p>9141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8419">
            <text:p>8419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7693">
            <text:p>7693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7206">
            <text:p>7206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6830">
            <text:p>6830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6443">
            <text:p>6443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6131">
            <text:p>6131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5568">
            <text:p>5568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4947">
            <text:p>4947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4435">
            <text:p>4435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3447">
            <text:p>3447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639">
            <text:p>1639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279">
            <text:p>1279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9:1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9:17:20.79</meta:creation-date>
    <meta:generator>OpenOffice/4.1.2$Win32 OpenOffice.org_project/412m3$Build-9782</meta:generator>
    <dc:date>2020-05-01T19:18:36.79</dc:date>
    <meta:editing-duration>PT1M16S</meta:editing-duration>
    <meta:editing-cycles>1</meta:editing-cycles>
    <meta:document-statistic meta:table-count="3" meta:cell-count="200" meta:object-count="0"/>
  </office:meta>
</office:document-meta>
</file>